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, serif"/>
    <style:font-face style:name="Times New Roman" svg:font-family="'Times New Roman', serif"/>
    <style:font-face style:name="Trajan Pro" svg:font-family="'Trajan Pro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officeooo:paragraph-rsid="0010f205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Garamond" fo:font-size="28pt" fo:letter-spacing="normal" fo:font-style="normal" fo:font-weight="normal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fo:letter-spacing="normal"/>
    </style:style>
    <style:style style:name="T1" style:family="text">
      <style:text-properties style:font-name="Trajan Pro" fo:font-size="24pt" fo:font-style="normal" fo:font-weight="bold"/>
    </style:style>
    <style:style style:name="T2" style:family="text">
      <style:text-properties fo:font-size="36pt" fo:font-style="normal" fo:font-weight="bold"/>
    </style:style>
    <style:style style:name="T3" style:family="text">
      <style:text-properties style:font-name="Garamond" fo:font-style="italic" fo:font-weight="normal"/>
    </style:style>
    <style:style style:name="T4" style:family="text">
      <style:text-properties style:font-name="Garamond" fo:font-style="normal" fo:font-weight="normal"/>
    </style:style>
    <style:style style:name="T5" style:family="text">
      <style:text-properties fo:font-style="italic"/>
    </style:style>
    <style:style style:name="T6" style:family="text">
      <style:text-properties fo:color="#000000"/>
    </style:style>
    <style:style style:name="T7" style:family="text">
      <style:text-properties fo:color="#000000" style:font-name="Garamond"/>
    </style:style>
    <style:style style:name="T8" style:family="text">
      <style:text-properties fo:color="#000000" style:font-name="Garamond" fo:font-size="28pt"/>
    </style:style>
    <style:style style:name="T9" style:family="text">
      <style:text-properties fo:color="#000000" style:font-name="Garamond" fo:font-size="28pt" fo:font-style="italic"/>
    </style:style>
    <style:style style:name="T10" style:family="text">
      <style:text-properties fo:color="#000000" style:font-name="Garamond" fo:font-size="28pt" fo:background-color="#ffff00" loext:char-shading-value="0"/>
    </style:style>
    <style:style style:name="T11" style:family="text">
      <style:text-properties fo:color="#000000" style:font-name="Garamond" fo:font-size="28pt" fo:font-style="normal" fo:font-weight="normal"/>
    </style:style>
    <style:style style:name="T12" style:family="text">
      <style:text-properties fo:color="#000000" style:font-name="Garamond" fo:font-size="28pt" fo:font-style="normal" fo:font-weight="normal" fo:background-color="#ffff00" loext:char-shading-value="0"/>
    </style:style>
    <style:style style:name="T13" style:family="text">
      <style:text-properties fo:color="#000000" style:font-name="Garamond" fo:font-size="12pt" fo:font-style="italic"/>
    </style:style>
    <style:style style:name="T14" style:family="text">
      <style:text-properties fo:color="#000000" style:font-name="Garamond" fo:font-style="italic"/>
    </style:style>
    <style:style style:name="T15" style:family="text">
      <style:text-properties fo:color="#000000" style:font-name="Garamond" fo:font-size="18pt"/>
    </style:style>
    <style:style style:name="T16" style:family="text">
      <style:text-properties fo:color="#000000" style:font-name="Garamond" fo:font-size="18pt" fo:font-style="italic"/>
    </style:style>
    <style:style style:name="T17" style:family="text">
      <style:text-properties fo:color="#000000" fo:font-style="normal" fo:font-weight="normal"/>
    </style:style>
    <style:style style:name="T18" style:family="text">
      <style:text-properties fo:color="#ff0000"/>
    </style:style>
    <style:style style:name="T19" style:family="text">
      <style:text-properties fo:color="#ff0000" style:font-name="Times New Roman" fo:font-size="28pt" fo:font-style="italic" fo:font-weight="bold"/>
    </style:style>
    <style:style style:name="T20" style:family="text">
      <style:text-properties fo:color="#ff0000" style:font-name="Garamond" fo:font-size="28pt" fo:font-weight="bold"/>
    </style:style>
    <style:style style:name="T21" style:family="text">
      <style:text-properties fo:color="#ff0000" style:font-name="Garamond" fo:font-size="28pt" fo:font-style="normal" fo:font-weight="bold"/>
    </style:style>
    <style:style style:name="T22" style:family="text">
      <style:text-properties fo:color="#ff0000" fo:font-style="normal" fo:font-weight="normal"/>
    </style:style>
    <style:style style:name="T23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 <text:span text:style-name="T1">Project #6 </text:span><text:span text:style-name="T2">too late.</text:span></text:p>
      <text:p text:style-name="P4"><text:span text:style-name="T8">After reading Miranda July’s short story “It Was Romance” and Chris Van Allsburg’s “Mr. Linden’s Library” – as well as considering introduction to the </text:span><text:span text:style-name="T9">Shadow </text:span><text:span text:style-name="T8">archetype,  </text:span><text:span text:style-name="T19">explore, intone</text:span><text:span text:style-name="T6"> </text:span><text:span text:style-name="T8">and</text:span><text:span text:style-name="T18"> </text:span><text:span text:style-name="T19">articulate</text:span></text:p>
      <text:p text:style-name="P3">per the following prompts…</text:p>
      <text:p text:style-name="P1"> </text:p>
      <text:p text:style-name="P3">1. <text:span text:style-name="T5">Explore </text:span>per Freud’s dizzying modern confrontation: <text:span text:style-name="T5"><text:line-break/>    “What does a woman want?”</text:span></text:p>
      <text:p text:style-name="P3">-five sentences</text:p>
      <text:p text:style-name="P4"><text:span text:style-name="T8">2. </text:span><text:span text:style-name="T9">Intone/Explore:</text:span><text:span text:style-name="T8"> Soderbergh </text:span><text:span text:style-name="T13">(What we see may be true, but it isn’t truth.)</text:span></text:p>
      <text:p text:style-name="P3">-1 + 4 sentences</text:p>
      <text:p text:style-name="P3"><text:soft-page-break/>3.  <text:span text:style-name="T5">Intone/Apply:</text:span> Van Allsburg <text:span text:style-name="T5">[Mr. Linden] "He had warned her about the book. Now it was too late.")</text:span></text:p>
      <text:p text:style-name="P4"><text:span text:style-name="T8">-2 + 5 </text:span><text:span text:style-name="T20">w/o</text:span><text:span text:style-name="T18">  </text:span><text:span text:style-name="T10">thesis</text:span><text:span text:style-name="T6"> </text:span><text:span text:style-name="T8">but w/ titles, (1) “citation”</text:span></text:p>
      <text:p text:style-name="P4"><text:span text:style-name="T8">4.  </text:span><text:span text:style-name="T9">Intone/Apply:</text:span><text:span text:style-name="T8"> Confucius </text:span><text:span text:style-name="T13">(You cannot open a book without learning something.)</text:span></text:p>
      <text:p text:style-name="P4"><text:span text:style-name="T8">-1 + 4 </text:span><text:span text:style-name="T20">w/o</text:span><text:span text:style-name="T18">  </text:span><text:span text:style-name="T10">thesis</text:span><text:span text:style-name="T6"> </text:span><text:span text:style-name="T8">but w/ titles and no “citations”</text:span></text:p>
      <text:p text:style-name="P4"><text:span text:style-name="T8">5. </text:span><text:span text:style-name="T9">Intone: </text:span><text:span text:style-name="T8">Ozon </text:span><text:span text:style-name="T14">(When someone keeps an entire part of their life secret from you, it’s fascinating…and frightening.)</text:span></text:p>
      <text:p text:style-name="P4"><text:span text:style-name="T8">-1 +4 </text:span><text:span text:style-name="T20">w/o</text:span><text:span text:style-name="T18">  </text:span><text:span text:style-name="T10">thesis</text:span><text:span text:style-name="T6"> </text:span><text:span text:style-name="T8">but w/ titles and no “citations”</text:span></text:p>
      <text:p text:style-name="P4"><text:span text:style-name="T8">6. </text:span><text:span text:style-name="T9">Intone: </text:span><text:span text:style-name="T8">Koshaba </text:span><text:span text:style-name="T7">(Women’s emancipation was bound to come with some anxiety about now having…</text:span></text:p>
      <text:p text:style-name="P1">     <text:span text:style-name="T4">the </text:span><text:span text:style-name="T3">same</text:span><text:span text:style-name="T4"> stresses as men. The pressures of sexual and social freedom bring…</text:span></text:p>
      <text:p text:style-name="P1">             <text:span text:style-name="T3">new</text:span><text:span text:style-name="T4"> problems for which women have been unprepared. )</text:span></text:p>
      <text:p text:style-name="P5"><text:span text:style-name="T6">  </text:span><text:span text:style-name="T11">-2 + 5 </text:span><text:span text:style-name="T21">w/o</text:span><text:span text:style-name="T22">  </text:span><text:span text:style-name="T12">thesis</text:span><text:span text:style-name="T17"> </text:span><text:span text:style-name="T11">but w/ titles and no “citations”</text:span></text:p>
      <text:p text:style-name="P4"><text:soft-page-break/><text:span text:style-name="T8">7. </text:span><text:span text:style-name="T9">Intone/Apply:</text:span><text:span text:style-name="T8"> Freud – </text:span><text:span text:style-name="T15">(“</text:span><text:span text:style-name="T16">What does a woman want?”)</text:span></text:p>
      <text:p text:style-name="P3">-1+4 w/ <text:span text:style-name="T23">thesis</text:span>, titles and one (1) “citation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, serif"/>
    <style:font-face style:name="Times New Roman" svg:font-family="'Times New Roman', serif"/>
    <style:font-face style:name="Trajan Pro" svg:font-family="'Trajan Pro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5:19:55.761878745</meta:creation-date>
    <dc:date>2018-01-31T15:21:27.067918077</dc:date>
    <meta:editing-duration>PT1M31S</meta:editing-duration>
    <meta:editing-cycles>1</meta:editing-cycles>
    <meta:document-statistic meta:table-count="0" meta:image-count="0" meta:object-count="0" meta:page-count="3" meta:paragraph-count="20" meta:word-count="210" meta:character-count="1274" meta:non-whitespace-character-count="1047"/>
    <meta:generator>LibreOffice/5.2.7.2$Linux_X86_64 LibreOffice_project/20m0$Build-2</meta:generator>
  </office:meta>
</office:document-meta>
</file>